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text:s/>(Revisione)</text:p>
      <text:p text:style-name="Standard"/>
      <text:p text:style-name="Standard">Il progetto illustrato da questa relazione ha lo scopo di creare un sito internet che rappresenta una fittizia società calcistica, denominata "Associazione Calcistica Torre Archimede". Tale società ha sede in Italia, più precisamente a Padova e opera sotto la giurisdizione della Federazione Italiana Giuoco Calcio (FIGC). La società ha una squadra di calcio che partecipa a campionati italiani organizzati dalla FIGC, uno stadio, denominato "TorreArchimede Stadium", sede della stessa e che usa per allenare la propria squadra, per disputare gare "in casa", e una tifoseria che ogni settimana si riunisce al botteghino per acquistare un biglietto.</text:p>
      <text:p text:style-name="Standard">L'obiettivo del sito è di essere un punto di riferimetno sia per la società calcistica che per i fan nel World Wide Web, cercando di raggingere il maggior numero di persone. Infatti, il sito è usato per rendere partecipi dell'attività della società ai tifosi che già frequentano lo stadio e, al tempo stesso, permettere ai nuovi tifosi di venire a conoscenza del mondo calcistico del Torre Archimede.</text:p>
      <text:p text:style-name="Standard">Il sito fornisce degli strumenti per permettere a tutte le persone interessate di acquistare online i biglietti di ingresso al campo da giuoco, alleggerendo il lavoro di vendita ai tradizionali botteghini.</text:p>
      <text:p text:style-name="Standard"/>
      <text:p text:style-name="P1">Analisi preliminale del problema</text:p>
      <text:p text:style-name="P1"/>
      <text:p text:style-name="P1">Analisi dell'utenza</text:p>
      <text:p text:style-name="P1"/>
      <text:p text:style-name="P2">Il target principale del sito è la tifoseria dell'AC Torre Archimede che, pur essendo abituata al mondo del calcio e familiare con lo stadio della squadra, potrebbe non essere pratica di strumenti informatici. Per questo motivo, il sito internet deve tenerne conto, rendendo il contenuto il più chiaro e semplice possibile.</text:p>
      <text:p text:style-name="P2">Un'altro punto da considerare sull'utenza del sito è la sua provenienza. Siccome la squadra dell'AC Torre Archimede partecipa soltanto a campionati minori, senza mai operare a livello internazionale, si presume che l'utenza sia Italiana e, per la maggior parte di loro, residente in zone limitrofe allo stadio. Per questo motivo, la lingua usata nel sito deve essere quella italiana (ad eccezione dei comuni termini di internet, ad esempio, Home, News, Login, ecc.) non richiedendo più versioni alternative in diverselingue.</text:p>
      <text:p text:style-name="P2"/>
      <text:p text:style-name="P1">Attori</text:p>
      <text:p text:style-name="P2"/>
      <text:p text:style-name="P2">Basandosi sulle necessità del sito, tutti gli utenti si possono raggruppare in tre tipologie: gli utenti non autenticati, gli utenti autenticati e gli amministratori.</text:p>
      <text:p text:style-name="P2"/>
      <text:p text:style-name="P1">Attore utente non autenticato</text:p>
      <text:p text:style-name="P2"/>
      <text:p text:style-name="P2">Gli utenti non autenticati sono persone che possono navigare sul sito, ma hanno qualche limitazione. Possono visitare la Homepage, guardare le notizie pubblicate dalla società, leggere la descrizione sullo stadio, consultare l'elenco delle gare in programma, ma non possono acquistare biglietti oppure accedere a sezioni apposite per utenti autenticati. Questo tipo di utente può registrarsi al sito per ottenere delle credenziali d'accesso, utili per poter fare l'autenticazione, oppure autenticarsi se ne è già in possesso.</text:p>
      <text:p text:style-name="P2"/>
      <text:p text:style-name="P1">Attore utente autenticato</text:p>
      <text:p text:style-name="P1"/>
      <text:p text:style-name="P2">Gli utenti autenticati sono persone che hanno inserito le proprie credenziali d'accesso e si sono autenticati correttamente. Oltre a poter navigare in tutte le aree del sito, possono acquistare biglietti, scegliendo la gara e il settore dove guardarla, e accedere ad una sezione personale, dove vengono visualizzati i dati anagrafici dell'utente e l'elenco dei suoi biglietti acquistati. L'utente autenticato può anche togliere l'autenticazione per ritornare ad essere un utente non autenticato.</text:p>
      <text:p text:style-name="P2"><text:soft-page-break/></text:p>
      <text:p text:style-name="P1">Attore amministratore</text:p>
      <text:p text:style-name="P2"/>
      <text:p text:style-name="P2">Gli amministratori sono utenti autenticati al sito con delle credenziali d'accesso apposite che gli permettono di avere accesso ad una sezione riservata esclusivamente a loro. In questa area, hanno strumenti per:</text:p>
      <text:list xml:id="list6827123552957029749" text:style-name="L1">
        <text:list-item>
          <text:p text:style-name="P3">aggiungere articoli inerenti alla società;</text:p>
        </text:list-item>
        <text:list-item>
          <text:p text:style-name="P3">aggiungere o togliere le gare del calendario.</text:p>
        </text:list-item>
      </text:list>
      <text:p text:style-name="P2">Anche loro hanno la possibilità di navigare nel sito e fare acquisti di biglietti.</text:p>
      <text:p text:style-name="P2"/>
      <text:p text:style-name="P1">Base infomativa</text:p>
      <text:p text:style-name="P1"/>
      <text:p text:style-name="P2">Secondo un analisi preliminare del tipo di utenti, le informazioni che un utente si aspetta di trovare e le domande che il sito deve rispondere quando esso vi si accede riguardano l'attività sportiva della società, in particolar modo:</text:p>
      <text:list xml:id="list2675779858522672005" text:style-name="L2">
        <text:list-item>
          <text:p text:style-name="P4">Lo stadio (dove si trova? Come è fatto?)</text:p>
        </text:list-item>
        <text:list-item>
          <text:p text:style-name="P4">la squadra (Chi sono i calciatori? e i dirigenti? A quali eventi partecipano?)</text:p>
        </text:list-item>
        <text:list-item>
          <text:p text:style-name="P4">Le gare (Quando giocano? In che stadio? Contro chi? Quanto costa un biglietto?)</text:p>
        </text:list-item>
      </text:list>
      <text:p text:style-name="P2">Tenendo conto di queste considerazioni, per soddisfare il fabbisogno informativo dell'utente, il sito deve proporre informazioni che riguardano gli argomenti sopra citati, utilizzando come strumenti comunicativi:</text:p>
      <text:list xml:id="list8261157229637780403" text:style-name="L3">
        <text:list-item>
          <text:p text:style-name="P5">Testo descrittivo, se si vuole utilizzare descrizioni per approfondire determinati argomenti (ad esempio, descrivendo come è fatto lo stadio della squadra)</text:p>
        </text:list-item>
        <text:list-item>
          <text:p text:style-name="P5">articoli, se si vuole tenere aggiornato l'utente su fatti che accadono nella sfera quotidiana della società</text:p>
        </text:list-item>
        <text:list-item>
          <text:p text:style-name="P5">elenchi e tabelle, se si vuole comunicare all'utente una raccolta di dati riferiti ad un certo argomento</text:p>
        </text:list-item>
      </text:list>
      <text:p text:style-name="P2"/>
      <text:p text:style-name="P1">Requisiti funzionali</text:p>
      <text:p text:style-name="P1"/>
      <text:p text:style-name="P2">Il primo requisito funzionale che il nostro sito deve adempiere è avere una comunicazione efficace delle informazioni da esporre, cioè organizzare il contenuto in modo tale da poter essere facilmente compreso dalla maggior parte degli utenti che navigano in internet. Per soddisfare questo requisito, si è sviluppato il sito concentrandosi più sul contenuto da esporre, sviluppando un design minimale, ma efficace e responsivo.</text:p>
      <text:p text:style-name="P2">Un altro requisito da soddisfare è mettere a disposizione dell'utente una piattaforma che gli permetta di fare acquisti online per comprare dei biglietti. A questo scopo, si è implementato all'interno del sito una serie di strumenti per:</text:p>
      <text:list xml:id="list1057476383484554778" text:style-name="L4">
        <text:list-item>
          <text:p text:style-name="P6">Controllare le partite future e/o da acquistare</text:p>
        </text:list-item>
        <text:list-item>
          <text:p text:style-name="P6">Acquistare un biglietto</text:p>
        </text:list-item>
        <text:list-item>
          <text:p text:style-name="P6">Controllare i biglietti acquistati</text:p>
        </text:list-item>
        <text:list-item>
          <text:p text:style-name="P6">Cancellare e chiedere il rimborso per un biglietto acquistato</text:p>
        </text:list-item>
      </text:list>
      <text:p text:style-name="P2">L'ultimo requisito da soddisfare, ma non meno importante, è avere un sito facilmente navigabile e accessibile a tutti. Il sito deve essere accessibile per evitare di limitare la navigazione al persone con difficoltà a distinguere i colori o a persone non vedenti. Per soddisfare questo requisito, sono state studiate delle strategie per permettere sia ad utenti senza disabilità che ad utenti con disabilità di riuscire a trovare facilmente tutte le informazioni e i contenuti all'interno del s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7M15S</meta:editing-duration>
    <meta:editing-cycles>7</meta:editing-cycles>
    <meta:generator>OpenOffice/4.1.11$Win32 OpenOffice.org_project/4111m1$Build-9808</meta:generator>
    <dc:date>2022-06-07T23:38:45.98</dc:date>
    <dc:creator>Edoardo Retis</dc:creator>
    <meta:document-statistic meta:table-count="0" meta:image-count="0" meta:object-count="0" meta:page-count="2" meta:paragraph-count="36" meta:word-count="937" meta:character-count="6203"/>
    <meta:user-defined meta:name="Info 1"/>
    <meta:user-defined meta:name="Info 2"/>
    <meta:user-defined meta:name="Info 3"/>
    <meta:user-defined meta:name="Info 4"/>
  </office:meta>
</office:document-meta>
</file>